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5CC94BD877FEE75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5CC94BD877FEE75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confronta </text:span></text:p>
            <text:p text:style-name="P2"><text:span text:style-name="T1">falsos discípulos</text:span></text:p>
            <text:p text:style-name="P3"><text:span text:style-name="T2">(João 8.31-59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36:39.589000000</dc:date>
    <meta:editing-duration>PT2H42M19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